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champagne rosé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string"/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  <table:table-cell office:value-type="string">
            <text:p>wine_01h0f3cmbmtvmkd6m243g38m9r</text:p>
          </table:table-cell>
          <table:table-cell office:value-type="string">
            <text:p>SPARKLING</text:p>
          </table:table-cell>
          <table:table-cell office:value-type="string">
            <text:p>Brut Rosé Champagne</text:p>
          </table:table-cell>
          <table:table-cell office:value-type="string">
            <text:p>Ruinart</text:p>
          </table:table-cell>
          <table:table-cell office:value-type="float" office:value="35.16839">
            <text:p>35.1683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champagne blanc de blanc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string"/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string">
            <text:p>wine_01gzr4ksd2c8ryrf1nbh9jb83z</text:p>
          </table:table-cell>
          <table:table-cell office:value-type="string">
            <text:p>SPARKLING</text:p>
          </table:table-cell>
          <table:table-cell office:value-type="string">
            <text:p>Blanc de Blancs Brut Champagne</text:p>
          </table:table-cell>
          <table:table-cell office:value-type="string">
            <text:p>Ruinart</text:p>
          </table:table-cell>
          <table:table-cell office:value-type="float" office:value="42.044037">
            <text:p>42.04403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88">
            <text:p>188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89">
            <text:p>189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.0">
            <text:p>2020.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91">
            <text:p>191</text:p>
          </table:table-cell>
          <table:table-cell office:value-type="string"/>
          <table:table-cell office:value-type="string">
            <text:p>incrocio manzoni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.0">
            <text:p>2023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32xvsftnykq08qghcp</text:p>
          </table:table-cell>
          <table:table-cell office:value-type="string">
            <text:p>WHITE</text:p>
          </table:table-cell>
          <table:table-cell office:value-type="string">
            <text:p>Manzoni Bianco</text:p>
          </table:table-cell>
          <table:table-cell office:value-type="string">
            <text:p>Loredan Gasparini</text:p>
          </table:table-cell>
          <table:table-cell office:value-type="float" office:value="48.66369">
            <text:p>48.6636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03">
            <text:p>203</text:p>
          </table:table-cell>
          <table:table-cell office:value-type="string"/>
          <table:table-cell office:value-type="string">
            <text:p>fiano salento igp</text:p>
          </table:table-cell>
          <table:table-cell office:value-type="string">
            <text:p>Vespa Vignai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0f3cmb5j2qpstypqd1ckxfc</text:p>
          </table:table-cell>
          <table:table-cell office:value-type="string">
            <text:p>WHITE</text:p>
          </table:table-cell>
          <table:table-cell office:value-type="string">
            <text:p>Vespino Fiano Salento</text:p>
          </table:table-cell>
          <table:table-cell office:value-type="string">
            <text:p>Vespa</text:p>
          </table:table-cell>
          <table:table-cell office:value-type="float" office:value="39.203403">
            <text:p>39.20340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07">
            <text:p>207</text:p>
          </table:table-cell>
          <table:table-cell office:value-type="string"/>
          <table:table-cell office:value-type="string">
            <text:p>vermentino di sardegna "cala silente"</text:p>
          </table:table-cell>
          <table:table-cell office:value-type="string">
            <text:p>Santa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tjm6m40fkh1xb3pg7nz</text:p>
          </table:table-cell>
          <table:table-cell office:value-type="string">
            <text:p>WHITE</text:p>
          </table:table-cell>
          <table:table-cell office:value-type="string">
            <text:p>Cala Silente Vermentino di Sardegna</text:p>
          </table:table-cell>
          <table:table-cell office:value-type="string">
            <text:p>Santadi</text:p>
          </table:table-cell>
          <table:table-cell office:value-type="float" office:value="48.14486">
            <text:p>48.1448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08">
            <text:p>208</text:p>
          </table:table-cell>
          <table:table-cell office:value-type="string"/>
          <table:table-cell office:value-type="string">
            <text:p>vernaccia extra</text:p>
          </table:table-cell>
          <table:table-cell office:value-type="string">
            <text:p>Produttori riuni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68.0">
            <text:p>196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4pmmfhwmzmhsthdbx4mezgd</text:p>
          </table:table-cell>
          <table:table-cell office:value-type="string">
            <text:p>SPARKLING</text:p>
          </table:table-cell>
          <table:table-cell office:value-type="string">
            <text:p>Prosecco Extra Dry</text:p>
          </table:table-cell>
          <table:table-cell office:value-type="string">
            <text:p>Riunite</text:p>
          </table:table-cell>
          <table:table-cell office:value-type="float" office:value="24.346607">
            <text:p>24.34660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11">
            <text:p>211</text:p>
          </table:table-cell>
          <table:table-cell office:value-type="string"/>
          <table:table-cell office:value-type="string">
            <text:p>rossj bass langhe dop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10400">
            <text:p>104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40.500477">
            <text:p>40.50047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13">
            <text:p>213</text:p>
          </table:table-cell>
          <table:table-cell office:value-type="string"/>
          <table:table-cell office:value-type="string">
            <text:p>gavi di gavi</text:p>
          </table:table-cell>
          <table:table-cell office:value-type="string">
            <text:p>Nicola Berga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m412xccyqa93738axf</text:p>
          </table:table-cell>
          <table:table-cell office:value-type="string">
            <text:p>WHITE</text:p>
          </table:table-cell>
          <table:table-cell office:value-type="string">
            <text:p>Gavi del Comune di Gavi Rovereto</text:p>
          </table:table-cell>
          <table:table-cell office:value-type="string">
            <text:p>Nicola Bergaglio</text:p>
          </table:table-cell>
          <table:table-cell office:value-type="float" office:value="51.388622">
            <text:p>51.38862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80">
            <text:p>280</text:p>
          </table:table-cell>
          <table:table-cell office:value-type="string"/>
          <table:table-cell office:value-type="string">
            <text:p>rosso bio animaversa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string">
            <text:p>wine_01gzr4kt10qc7jgh83x7ttneyz</text:p>
          </table:table-cell>
          <table:table-cell office:value-type="string">
            <text:p>RED</text:p>
          </table:table-cell>
          <table:table-cell office:value-type="string">
            <text:p>Animaversa Rosso</text:p>
          </table:table-cell>
          <table:table-cell office:value-type="string">
            <text:p>Monteversa</text:p>
          </table:table-cell>
          <table:table-cell office:value-type="float" office:value="45.521362">
            <text:p>45.52136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82">
            <text:p>282</text:p>
          </table:table-cell>
          <table:table-cell office:value-type="string"/>
          <table:table-cell office:value-type="string">
            <text:p>rosso bio versacinto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string">
            <text:p>wine_01gzr4kt00c3esv9y0zbcb08ct</text:p>
          </table:table-cell>
          <table:table-cell office:value-type="string">
            <text:p>RED</text:p>
          </table:table-cell>
          <table:table-cell office:value-type="string">
            <text:p>Versacinto Rosso</text:p>
          </table:table-cell>
          <table:table-cell office:value-type="string">
            <text:p>Monteversa</text:p>
          </table:table-cell>
          <table:table-cell office:value-type="float" office:value="46.827522">
            <text:p>46.82752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20">
            <text:p>820</text:p>
          </table:table-cell>
          <table:table-cell office:value-type="string"/>
          <table:table-cell office:value-type="string">
            <text:p>sussenberg gruner veltriner</text:p>
          </table:table-cell>
          <table:table-cell office:value-type="string">
            <text:p>Nikolaihof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.0">
            <text:p>1999.0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xrw112p2xyzp422yqa</text:p>
          </table:table-cell>
          <table:table-cell office:value-type="string">
            <text:p>WHITE</text:p>
          </table:table-cell>
          <table:table-cell office:value-type="string">
            <text:p>Sussenberg Grüner Veltliner</text:p>
          </table:table-cell>
          <table:table-cell office:value-type="string">
            <text:p>Nikolaihof</text:p>
          </table:table-cell>
          <table:table-cell office:value-type="float" office:value="45.02675">
            <text:p>45.0267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24">
            <text:p>824</text:p>
          </table:table-cell>
          <table:table-cell office:value-type="string"/>
          <table:table-cell office:value-type="string">
            <text:p>kerner "praepositus" passito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string">
            <text:p>wine_01h0my5rbqghbxfyn67gef4skv</text:p>
          </table:table-cell>
          <table:table-cell office:value-type="string">
            <text:p>DESSERT</text:p>
          </table:table-cell>
          <table:table-cell office:value-type="string">
            <text:p>Praepositus Kerner Passito</text:p>
          </table:table-cell>
          <table:table-cell office:value-type="string">
            <text:p>Abbazia di Novacella (Stiftskellerei Neustift)</text:p>
          </table:table-cell>
          <table:table-cell office:value-type="float" office:value="49.824368">
            <text:p>49.82436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29">
            <text:p>829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Brigalda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tqj38q4f41mkzewxjca</text:p>
          </table:table-cell>
          <table:table-cell office:value-type="string">
            <text:p>DESSERT</text:p>
          </table:table-cell>
          <table:table-cell office:value-type="string">
            <text:p>Recioto della Valpolicella Classico</text:p>
          </table:table-cell>
          <table:table-cell office:value-type="string">
            <text:p>Brigaldara</text:p>
          </table:table-cell>
          <table:table-cell office:value-type="float" office:value="42.571457">
            <text:p>42.57145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30">
            <text:p>830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Secondo Marc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0qzm1fsqrcjv66fmqz4ns4a</text:p>
          </table:table-cell>
          <table:table-cell office:value-type="string">
            <text:p>DESSERT</text:p>
          </table:table-cell>
          <table:table-cell office:value-type="string">
            <text:p>Recioto della Valpolicella</text:p>
          </table:table-cell>
          <table:table-cell office:value-type="string">
            <text:p>Secondo Marco</text:p>
          </table:table-cell>
          <table:table-cell office:value-type="float" office:value="51.374527">
            <text:p>51.37452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32">
            <text:p>832</text:p>
          </table:table-cell>
          <table:table-cell office:value-type="string"/>
          <table:table-cell office:value-type="string">
            <text:p>recioto valpolicella “le salette"</text:p>
          </table:table-cell>
          <table:table-cell office:value-type="string">
            <text:p>Pergole Vece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6.0">
            <text:p>2016.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00e5xp4w63xc7c6t5d</text:p>
          </table:table-cell>
          <table:table-cell office:value-type="string">
            <text:p>RED</text:p>
          </table:table-cell>
          <table:table-cell office:value-type="string">
            <text:p>Le Petit Vice Cabernet Sauvignon</text:p>
          </table:table-cell>
          <table:table-cell office:value-type="string">
            <text:p>Vice Versa</text:p>
          </table:table-cell>
          <table:table-cell office:value-type="float" office:value="19.228502">
            <text:p>19.228502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float" office:value="192">
            <text:p>192</text:p>
          </table:table-cell>
          <table:table-cell office:value-type="string"/>
          <table:table-cell office:value-type="string">
            <text:p>ribolla gialla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]); &quot;&quot;; 1)"/>
          <table:table-cell office:value-type="string"/>
          <table:table-cell office:value-type="float" office:value="206">
            <text:p>206</text:p>
          </table:table-cell>
          <table:table-cell office:value-type="string"/>
          <table:table-cell office:value-type="string">
            <text:p>capichera bianco igt</text:p>
          </table:table-cell>
          <table:table-cell office:value-type="string">
            <text:p>Capich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.0">
            <text:p>2005.0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  <table:table-row>
          <table:table-cell table:formula="of:=IF(ISBLANK([.B4]); &quot;&quot;; 1)"/>
          <table:table-cell office:value-type="string"/>
          <table:table-cell office:value-type="float" office:value="217">
            <text:p>217</text:p>
          </table:table-cell>
          <table:table-cell office:value-type="string"/>
          <table:table-cell office:value-type="string">
            <text:p>pecorino santa maria</text:p>
          </table:table-cell>
          <table:table-cell office:value-type="string">
            <text:p>Vinicentan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</table:table-row>
        <table:table-row>
          <table:table-cell table:formula="of:=IF(ISBLANK([.B5]); &quot;&quot;; 1)"/>
          <table:table-cell office:value-type="string"/>
          <table:table-cell office:value-type="float" office:value="828">
            <text:p>828</text:p>
          </table:table-cell>
          <table:table-cell office:value-type="string"/>
          <table:table-cell office:value-type="string">
            <text:p>recioto valpolicella “le salette"</text:p>
          </table:table-cell>
          <table:table-cell office:value-type="string">
            <text:p>Traversag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  <table:table-row>
          <table:table-cell table:formula="of:=IF(ISBLANK([.B6]); &quot;&quot;; 1)"/>
          <table:table-cell office:value-type="string"/>
          <table:table-cell office:value-type="float" office:value="188">
            <text:p>188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</table:table-row>
        <table:table-row>
          <table:table-cell table:formula="of:=IF(ISBLANK([.B7]); &quot;&quot;; 1)"/>
          <table:table-cell office:value-type="string"/>
          <table:table-cell office:value-type="float" office:value="190">
            <text:p>190</text:p>
          </table:table-cell>
          <table:table-cell office:value-type="string"/>
          <table:table-cell office:value-type="string">
            <text:p>lugana oasi mantellin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</table:table-row>
        <table:table-row>
          <table:table-cell table:formula="of:=IF(ISBLANK([.B8]); &quot;&quot;; 1)"/>
          <table:table-cell office:value-type="string"/>
          <table:table-cell office:value-type="float" office:value="193">
            <text:p>193</text:p>
          </table:table-cell>
          <table:table-cell office:value-type="string"/>
          <table:table-cell office:value-type="string">
            <text:p>bucce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  <table:table-row>
          <table:table-cell table:formula="of:=IF(ISBLANK([.B9]); &quot;&quot;; 1)"/>
          <table:table-cell office:value-type="string"/>
          <table:table-cell office:value-type="float" office:value="212">
            <text:p>212</text:p>
          </table:table-cell>
          <table:table-cell office:value-type="string"/>
          <table:table-cell office:value-type="string">
            <text:p>rossj bass langhe dop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</table:table-row>
        <table:table-row>
          <table:table-cell table:formula="of:=IF(ISBLANK([.B10]); &quot;&quot;; 1)"/>
          <table:table-cell office:value-type="string"/>
          <table:table-cell office:value-type="float" office:value="216">
            <text:p>216</text:p>
          </table:table-cell>
          <table:table-cell office:value-type="string"/>
          <table:table-cell office:value-type="string">
            <text:p>verdicchio di jesi superiore massaccio</text:p>
          </table:table-cell>
          <table:table-cell office:value-type="string">
            <text:p>Tenute San Sis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</table:table-row>
        <table:table-row>
          <table:table-cell table:formula="of:=IF(ISBLANK([.B11]); &quot;&quot;; 1)"/>
          <table:table-cell office:value-type="string"/>
          <table:table-cell office:value-type="float" office:value="281">
            <text:p>281</text:p>
          </table:table-cell>
          <table:table-cell office:value-type="string"/>
          <table:table-cell office:value-type="string">
            <text:p>rosso bio animaversa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.0">
            <text:p>2015.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2]); &quot;&quot;; 1)"/>
          <table:table-cell office:value-type="string"/>
          <table:table-cell office:value-type="float" office:value="819">
            <text:p>819</text:p>
          </table:table-cell>
          <table:table-cell office:value-type="string"/>
          <table:table-cell office:value-type="string">
            <text:p>sauternes</text:p>
          </table:table-cell>
          <table:table-cell office:value-type="string">
            <text:p>Chateau d’Yquem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0.0">
            <text:p>1990.0</text:p>
          </table:table-cell>
          <table:table-cell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</table:table-row>
        <table:table-row>
          <table:table-cell table:formula="of:=IF(ISBLANK([.B13]); &quot;&quot;; 1)"/>
          <table:table-cell office:value-type="string"/>
          <table:table-cell office:value-type="float" office:value="821">
            <text:p>821</text:p>
          </table:table-cell>
          <table:table-cell office:value-type="string"/>
          <table:table-cell office:value-type="string">
            <text:p>trockenbeerenauslese</text:p>
          </table:table-cell>
          <table:table-cell office:value-type="string">
            <text:p>Nikolaihof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.0">
            <text:p>2001.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